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15.561cm" style:rel-column-width="882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 fo:language="ru" fo:country="RU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11" style:family="paragraph" style:parent-style-name="Heading_20_1">
      <style:text-properties style:font-name="Cambri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language="en" fo:country="US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name-asian="Times New Roman2" style:font-weight-asian="bold" style:font-name-complex="Times New Roman2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1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8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90.png" xlink:type="simple" xlink:show="embed" xlink:actuate="onLoad"/></draw:frame></text:p>
          </table:table-cell>
          <table:table-cell table:style-name="Table1.B1" office:value-type="string">
            <text:h text:style-name="P11" text:outline-level="1">Ключ интегратор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скалярный | С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829cm" svg:height="3.12cm" draw:z-index="1"><draw:image xlink:href="../images/009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функцию <text:span text:style-name="T8">управляемого</text:span> ключа для интегрирующего привода (типа интегратора или инерционно-интегрирующего звена) по следующему алгоритму: </text:p>
            <text:p text:style-name="P7"><draw:frame draw:style-name="fr3" draw:name="Объект1" text:anchor-type="as-char" svg:width="14.796cm" svg:height="2.10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5"><text:span text:style-name="T2">где </text:span><text:span text:style-name="T20">x₁(t) </text:span><text:span text:style-name="T2">– сигнал </text:span><text:span text:style-name="T4">на 1-ом входном порте</text:span><text:span text:style-name="T2">;</text:span></text:p>
            <text:p text:style-name="P5"><text:span text:style-name="T20">x₂(t) </text:span><text:span text:style-name="T2">– управляющий сигнал </text:span><text:span text:style-name="T4">на </text:span><text:span text:style-name="T15">2</text:span><text:span text:style-name="T4">-ой вход блока (с выхода интегратора, расположенного последовательно за данным блоком)</text:span><text:span text:style-name="T2">;</text:span></text:p>
            <text:p text:style-name="P5"><text:span text:style-name="T20">y(t) </text:span><text:span text:style-name="T2">– сигнал </text:span><text:span text:style-name="T4">на выходном порте (на входе в интегратор)</text:span><text:span text:style-name="T2">;</text:span></text:p>
            <text:p text:style-name="P5"><text:span text:style-name="T20">a₁, a₂ </text:span><text:span text:style-name="T1">– </text:span><text:span text:style-name="T3">пороговые значения (обычно логические уставки или, например (условно), положения </text:span><text:span text:style-name="T6">нижнего</text:span><text:span text:style-name="T3"> и </text:span><text:span text:style-name="T6">верхнего</text:span><text:span text:style-name="T3"> концевиков, соответственно).</text:span></text:p>
            <text:p text:style-name="P5"><text:span text:style-name="T5">ВНИМАНИЕ:</text:span><text:span text:style-name="T3"> коэффициент усиления интегратора </text:span><text:span text:style-name="T20">K &gt; 0</text:span><text:span text:style-name="T3">.</text:span></text:p>
            <text:p text:style-name="P5"><text:span text:style-name="T13">Свойства</text:span>:</text:p>
            <text:list xml:id="list3198903295526355328" text:style-name="L1">
              <text:list-item>
                <text:p text:style-name="P8"><text:span text:style-name="T10">Минимальное значение — вектор </text:span><text:span text:style-name="T11">a₁</text:span><text:span text:style-name="T10">.</text:span></text:p>
              </text:list-item>
              <text:list-item>
                <text:p text:style-name="P8"><text:span text:style-name="T10">Максимальное значение — вектор </text:span><text:span text:style-name="T11">a₂</text:span><text:span text:style-name="T10">.</text:span></text:p>
              </text:list-item>
            </text:list>
            <text:p text:style-name="P5"><text:span text:style-name="T12">Примечания</text:span>:</text:p>
            <text:list xml:id="list2793475560756777918" text:style-name="L2">
              <text:list-item>
                <text:p text:style-name="P9">Блок преобразует <text:span text:style-name="T14">только</text:span><text:span text:style-name="T8"> </text:span><text:span text:style-name="T9">скалярный</text:span><text:span text:style-name="T8"> </text:span>выходной сигнал.</text:p>
              </text:list-item>
              <text:list-item>
                <text:p text:style-name="P10"><text:span text:style-name="T16">Именованные свойства </text:span><text:span text:style-name="T7">могут быть заданы </text:span><text:span text:style-name="T16">как </text:span><text:span text:style-name="T19">локальные</text:span><text:span text:style-name="T16"> переменные модели (или субмодели) во вкладке </text:span><text:span text:style-name="T19">Параметры,</text:span><text:span text:style-name="T16"> как </text:span><text:span text:style-name="T19">глобальные</text:span><text:span text:style-name="T16"> сигналы проекта при помощи пункта главного меню </text:span><text:span text:style-name="T6">Сервис</text:span><text:span text:style-name="T16"> </text:span><text:span text:style-name="T17">→</text:span><text:span text:style-name="T18"> </text:span><text:span text:style-name="T20">Сигналы,</text:span><text:span text:style-name="T16"> </text:span><text:span text:style-name="T7">или как </text:span><text:span text:style-name="T6">внешние</text:span><text:span text:style-name="T7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интегратора</dc:title>
    <dc:date>2014-12-16T11:51:58.12</dc:date>
    <meta:generator>OpenOffice/4.1.1$Win32 OpenOffice.org_project/411m6$Build-9775</meta:generator>
    <meta:editing-duration>PT2H18M12S</meta:editing-duration>
    <meta:editing-cycles>98</meta:editing-cycles>
    <meta:document-statistic meta:table-count="1" meta:image-count="2" meta:object-count="1" meta:page-count="1" meta:paragraph-count="19" meta:word-count="154" meta:character-count="1007"/>
  </office:meta>
</office:document-meta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sub>
                        <mi>a</mi>
                        <mn>1</mn>
                      </msub>
                      <mo stretchy="false">&lt;</mo>
                      <msub>
                        <mi>x</mi>
                        <mn>2</mn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a</mi>
                        <mn>2</mn>
                      </msub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sub>
                      <mi>x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a</mi>
                        <mn>1</mn>
                      </msub>
                    </mrow>
                    <mi/>
                    <mi>и</mi>
                    <mi/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n>0,</mn>
                    </mrow>
                    <mi/>
                    <mi mathvariant="italic">или</mi>
                    <mi/>
                    <msub>
                      <mi>x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a</mi>
                        <mn>2</mn>
                      </msub>
                    </mrow>
                    <mi/>
                    <mi>и</mi>
                    <mi/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n>0</mn>
                    </mrow>
                    <mi>,</mi>
                  </mrow>
                </mtd>
              </mtr>
              <mtr>
                <mtd>
                  <mrow>
                    <msub>
                      <mi>x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x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a</mi>
                        <mn>1</mn>
                      </msub>
                    </mrow>
                    <mi/>
                    <mi>и</mi>
                    <mi/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,</mn>
                    </mrow>
                    <mi/>
                    <mi mathvariant="italic">или</mi>
                    <mi/>
                    <msub>
                      <mi>x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a</mi>
                        <mn>2</mn>
                      </msub>
                    </mrow>
                    <mi/>
                    <mi>и</mi>
                    <mi/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 x_1(t), ~если~ a_1 &lt; x_2(t) &lt; a_2 ,#
alignl  0, ~если~ x_2(t) &lt;= a_1 ~и~ x_1(t) &lt;= 0, ~или~ x_2(t) &gt;= a_2 ~и~ x_1(t) &gt;= 0 , #
alignl  x_1(t), ~если~ x_2(t) &lt;= a_1 ~и~ x_1(t) &gt; 0, ~или~ x_2(t) &gt;= a_2 ~и~ x_1(t) &lt; 0;
}  right none
</annotation>
  </semantics>
</math>
</file>